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ans1" svg:font-family="'Liberation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1ae" officeooo:paragraph-rsid="000821ae"/>
    </style:style>
    <style:style style:name="P2" style:family="paragraph" style:parent-style-name="Standard">
      <style:text-properties officeooo:rsid="00087254" officeooo:paragraph-rsid="00087254"/>
    </style:style>
    <style:style style:name="P3" style:family="paragraph" style:parent-style-name="Standard">
      <style:text-properties officeooo:rsid="00095995" officeooo:paragraph-rsid="00095995"/>
    </style:style>
    <style:style style:name="P4" style:family="paragraph" style:parent-style-name="Standard">
      <style:text-properties officeooo:rsid="000b1489" officeooo:paragraph-rsid="000b1489"/>
    </style:style>
    <style:style style:name="P5" style:family="paragraph" style:parent-style-name="Standard">
      <style:text-properties style:font-name="Liberation Serif" officeooo:rsid="000b38bd" officeooo:paragraph-rsid="000b38bd"/>
    </style:style>
    <style:style style:name="P6" style:family="paragraph" style:parent-style-name="Standard">
      <style:text-properties fo:font-variant="normal" fo:text-transform="none" fo:color="#2b2b2b" style:font-name="Liberation Serif" fo:font-size="12pt" fo:letter-spacing="normal" fo:font-style="normal" fo:font-weight="normal" officeooo:paragraph-rsid="000b1489" loext:padding="0cm" loext:border="none"/>
    </style:style>
    <style:style style:name="P7" style:family="paragraph" style:parent-style-name="Standard">
      <style:text-properties fo:font-variant="normal" fo:text-transform="none" fo:color="#2b2b2b" style:font-name="Liberation Serif" fo:font-size="12pt" fo:letter-spacing="normal" fo:font-style="normal" fo:font-weight="normal" officeooo:rsid="000b38bd" officeooo:paragraph-rsid="000b38bd" loext:padding="0cm" loext:border="none"/>
    </style:style>
    <style:style style:name="P8" style:family="paragraph" style:parent-style-name="Standard">
      <style:text-properties style:font-name="Liberation Serif" officeooo:rsid="000b38bd" officeooo:paragraph-rsid="000b38bd"/>
    </style:style>
    <style:style style:name="P9" style:family="paragraph" style:parent-style-name="Standard">
      <style:text-properties style:font-name="Liberation Serif" officeooo:rsid="000cb0c9" officeooo:paragraph-rsid="000cb0c9"/>
    </style:style>
    <style:style style:name="P10" style:family="paragraph" style:parent-style-name="Standard">
      <style:text-properties style:font-name="Liberation Serif" officeooo:rsid="000e17eb" officeooo:paragraph-rsid="000cb0c9"/>
    </style:style>
    <style:style style:name="P11" style:family="paragraph" style:parent-style-name="Text_20_body">
      <style:text-properties fo:color="#000000" style:font-name="Arial" fo:font-size="11pt" officeooo:paragraph-rsid="000cb0c9"/>
    </style:style>
    <style:style style:name="P12" style:family="paragraph" style:parent-style-name="Text_20_body">
      <style:text-properties officeooo:rsid="000e9a93" officeooo:paragraph-rsid="000e9a93"/>
    </style:style>
    <style:style style:name="P13" style:family="paragraph" style:parent-style-name="Text_20_body">
      <style:text-properties officeooo:rsid="000fc5ee" officeooo:paragraph-rsid="000fc5ee"/>
    </style:style>
    <style:style style:name="P14" style:family="paragraph" style:parent-style-name="Text_20_body">
      <style:text-properties officeooo:paragraph-rsid="000fc5ee"/>
    </style:style>
    <style:style style:name="P15" style:family="paragraph" style:parent-style-name="Text_20_body">
      <style:text-properties officeooo:rsid="0011940d" officeooo:paragraph-rsid="0011940d"/>
    </style:style>
    <style:style style:name="P16" style:family="paragraph" style:parent-style-name="Text_20_body">
      <style:text-properties officeooo:paragraph-rsid="0011940d"/>
    </style:style>
    <style:style style:name="P17" style:family="paragraph" style:parent-style-name="Text_20_body">
      <style:text-properties officeooo:rsid="0011d33e" officeooo:paragraph-rsid="0011d33e"/>
    </style:style>
    <style:style style:name="P18" style:family="paragraph" style:parent-style-name="Text_20_body">
      <style:text-properties officeooo:rsid="0011f9ef" officeooo:paragraph-rsid="0011f9ef"/>
    </style:style>
    <style:style style:name="P19" style:family="paragraph" style:parent-style-name="Text_20_body">
      <style:text-properties officeooo:rsid="0017cae0" officeooo:paragraph-rsid="0017cae0"/>
    </style:style>
    <style:style style:name="P20" style:family="paragraph" style:parent-style-name="Text_20_body">
      <style:paragraph-properties fo:margin-top="0cm" fo:margin-bottom="0.353cm" loext:contextual-spacing="false" fo:padding="0cm" fo:border="none"/>
      <style:text-properties fo:color="#000000" style:font-name="Arial" fo:font-size="11pt"/>
    </style:style>
    <style:style style:name="P21" style:family="paragraph" style:parent-style-name="Text_20_body">
      <style:paragraph-properties fo:margin-top="0cm" fo:margin-bottom="0.353cm" loext:contextual-spacing="false" fo:padding="0cm" fo:border="none"/>
      <style:text-properties fo:color="#000000" style:font-name="Liberation Sans1" fo:font-size="10.5pt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  <style:text-properties fo:color="#000000" style:font-name="Liberation Sans1" fo:font-size="10.5pt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  <style:text-properties officeooo:rsid="000e9a93" officeooo:paragraph-rsid="000e9a93"/>
    </style:style>
    <style:style style:name="T1" style:family="text">
      <style:text-properties officeooo:rsid="000b1489"/>
    </style:style>
    <style:style style:name="T2" style:family="text">
      <style:text-properties officeooo:rsid="000cb0c9"/>
    </style:style>
    <style:style style:name="T3" style:family="text">
      <style:text-properties loext:padding="0.049cm" loext:border="0.06pt solid #e1e5eb"/>
    </style:style>
    <style:style style:name="T4" style:family="text">
      <style:text-properties fo:color="#000000" style:font-name="Liberation Sans1" fo:font-size="10.5pt"/>
    </style:style>
    <style:style style:name="T5" style:family="text">
      <style:text-properties fo:color="#000000" style:font-name="Liberation Sans1" fo:font-size="10.5pt" loext:padding="0.049cm" loext:border="0.06pt solid #e1e5eb"/>
    </style:style>
    <style:style style:name="T6" style:family="text">
      <style:text-properties officeooo:rsid="000fc5ee"/>
    </style:style>
    <style:style style:name="T7" style:family="text">
      <style:text-properties officeooo:rsid="0011940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S E OUTPUTS</text:p>
      <text:p text:style-name="P1"/>
      <text:p text:style-name="P1">cat<text:tab/><text:tab/><text:tab/><text:tab/>receber valores como inputs / abrir arquivos e mostrar valores</text:p>
      <text:p text:style-name="P1">cat &gt;<text:tab/><text:tab/><text:tab/><text:tab/>colocar valores para um determinado arquivo / <text:span text:style-name="T1">substituir</text:span></text:p>
      <text:p text:style-name="P1">cat &gt;&gt; <text:tab/><text:tab/><text:tab/><text:tab/>editar e acrescentar mais valores</text:p>
      <text:p text:style-name="P1">cat <text:s/>___ <text:s/>___ <text:s/>&gt; ___<text:tab/><text:tab/>juntar valores de arquivos diferentes em um terceiro arquivo</text:p>
      <text:p text:style-name="P2">sort<text:tab/><text:tab/><text:tab/><text:tab/>ordenar / organizar</text:p>
      <text:p text:style-name="P2">sort<text:tab/>&lt; <text:tab/><text:tab/><text:tab/>não altera o arquivo de fato</text:p>
      <text:p text:style-name="P2">sort <text:tab/>&lt; ___ &gt; <text:s/>____<text:tab/><text:tab/>passar informações ordenadas / organizadas para novo valor </text:p>
      <text:p text:style-name="P4">| <text:tab/><text:tab/><text:tab/><text:tab/>canaliza a saída do primeiro comando para a entrada do segundo</text:p>
      <text:p text:style-name="P2">who<text:tab/><text:tab/><text:tab/><text:tab/>quem utiliza esse sistema</text:p>
      <text:p text:style-name="P2">who | sort <text:tab/><text:tab/><text:tab/>o output será enviado para sort</text:p>
      <text:p text:style-name="P3">who | wc -l<text:tab/><text:tab/><text:tab/>quantidade de usuarios</text:p>
      <text:p text:style-name="P3"/>
      <text:p text:style-name="P3"/>
      <text:p text:style-name="P3"/>
      <text:p text:style-name="P4">CONTROLE DE ACESSO AOS ARQUIVOS E DIRETÓRIOS NO UNIX</text:p>
      <text:p text:style-name="P6"/>
      <text:p text:style-name="P7">ls – l<text:tab/><text:tab/>lista permissões, numero de entidades, dono grupo, tamanho do arquivo, data e hora da última atualização e nome do arquivo</text:p>
      <text:p text:style-name="P5">r<text:tab/><text:tab/>leitura permitida do arquivo ou diretório [read]</text:p>
      <text:p text:style-name="P5">w<text:tab/><text:tab/>editar um arquivo ou modificar o conteudo de m diretorio [write]</text:p>
      <text:p text:style-name="P5">x <text:tab/><text:tab/>permite executar um arqui<text:span text:style-name="T2">v</text:span>o ou acessar um diretório pelo comando cd [execute]</text:p>
      <text:p text:style-name="P5">-<text:tab/><text:tab/>no inicio da sequencia indica um arquivo comum</text:p>
      <text:p text:style-name="P5">d<text:tab/><text:tab/>no inicio da sequencia significa que é um diretório</text:p>
      <text:p text:style-name="P9">chmod<text:tab/><text:tab/>dar permissões</text:p>
      <text:p text:style-name="P9">chmod u<text:tab/>apenas para o usuário que estou utilizando</text:p>
      <text:p text:style-name="P9">chmod g<text:tab/>para o grupo todo</text:p>
      <text:p text:style-name="P9">chmod<text:tab/>o<text:tab/>outros usuarios</text:p>
      <text:p text:style-name="P9">chmod a<text:tab/>todos</text:p>
      <text:p text:style-name="P9">chmod letra-<text:tab/>retirar permissões</text:p>
      <text:p text:style-name="P9">chmod letra+ <text:s/>acrescentar permissões</text:p>
      <text:p text:style-name="P9">chmod letra = deixar igual a condição que eu quero</text:p>
      <text:p text:style-name="P10"/>
      <text:p text:style-name="P10"/>
      <text:p text:style-name="P11"><text:span text:style-name="T3">Permissões =&gt; É possível verificar o tipo do item e nível de permissão para Leitura, Escrita e Execução de item ou diretório;</text:span></text:p>
      <text:p text:style-name="P20">Links =&gt; Número de ligações que o item possui, no caso do diretório, número de subdiretórios que possui;</text:p>
      <text:p text:style-name="P20">Proprietário =&gt; Quem é a pessoa dona, quem criou. É o diretório padrão da pessoa usuária, o home;</text:p>
      <text:p text:style-name="P20">Grupo =&gt; Grupo ao qual pertence o item ou diretório. Utilizado para dar permissões à outras pessoas;</text:p>
      <text:p text:style-name="P20">Tamanho =&gt; Em Bytes;</text:p>
      <text:p text:style-name="P20">Data e Hora =&gt; Momento em que foi criado ou última modificação;</text:p>
      <text:p text:style-name="P20">Nome =&gt; Nome do item ou diretório;</text:p>
      <text:p text:style-name="P20"><text:soft-page-break/></text:p>
      <text:p text:style-name="P21">rwx = 111 ( 7 | Acesso Total )</text:p>
      <text:p text:style-name="P22">r-- = 100 ( 4 | Somente Leitura )</text:p>
      <text:p text:style-name="P22">-w- = 010 ( 2 | Somente Escrita )</text:p>
      <text:p text:style-name="P22">--x = 001 ( 1 | Somente Execução )</text:p>
      <text:p text:style-name="P22">rw- = 110 ( 6 | Somente Leitura e Escrita )</text:p>
      <text:p text:style-name="P22">r-x = 101 ( 5 | Somente Leitura e Execução )</text:p>
      <text:p text:style-name="P22">-wx = 011 ( 3 | Somente Escrita e Execução )</text:p>
      <text:p text:style-name="P23"><text:span text:style-name="T4">--- = 000 ( 0 | Todos Acessos Negados )</text:span></text:p>
      <text:p text:style-name="P24"><text:span text:style-name="T5"/></text:p>
      <text:p text:style-name="P24"><text:span text:style-name="T5">PROCESSOS E JOBS</text:span></text:p>
      <text:p text:style-name="Text_20_body"/>
      <text:p text:style-name="P12">ps<text:tab/><text:tab/>lista de processos sendo exectados</text:p>
      <text:p text:style-name="P12">sleep<text:tab/><text:tab/>para meu terminal por determinado tempo</text:p>
      <text:p text:style-name="P12">sleep 10(tempo) &amp;<text:tab/><text:tab/>criar processos e deixa-los em background</text:p>
      <text:p text:style-name="P19">&amp;<text:tab/><text:tab/>background</text:p>
      <text:p text:style-name="P12">ctrl + z<text:tab/><text:tab/>suspender processo</text:p>
      <text:p text:style-name="P12">bg<text:tab/><text:tab/>colocar processo em background</text:p>
      <text:p text:style-name="P12">jobs<text:tab/><text:tab/>exibe todos processos executados</text:p>
      <text:p text:style-name="P13">fg %1(numero do processo)<text:tab/><text:tab/>foregroung, voltar um processo a ativa</text:p>
      <text:p text:style-name="P13">ctrl+c <text:tab/><text:tab/>encerrar processos</text:p>
      <text:p text:style-name="P13">kill %1(numero do processo)<text:tab/><text:tab/>matar processos</text:p>
      <text:p text:style-name="P13">kill 1000(Process ID)<text:tab/><text:tab/><text:tab/><text:tab/>matar processor pelo PID(Process ID)</text:p>
      <text:p text:style-name="P13">kill -9 1000(Process ID)<text:tab/><text:tab/><text:tab/>matar a força o precesso</text:p>
      <text:p text:style-name="P13"/>
      <text:p text:style-name="P13"/>
      <text:p text:style-name="P13">COMANDOS</text:p>
      <text:p text:style-name="P19">s</text:p>
      <text:p text:style-name="P14"><text:span text:style-name="T6">find . -name “*.txt”<text:tab/><text:tab/></text:span><text:span text:style-name="T7">localizar</text:span><text:span text:style-name="T6"> todos os arquivos que terminam em .txt</text:span></text:p>
      <text:p text:style-name="P16"><text:span text:style-name="T7">find . -type d<text:tab/><text:tab/><text:tab/>localizar todos os diretórios</text:span></text:p>
      <text:p text:style-name="P15"><text:soft-page-break/>find . -type f<text:tab/><text:tab/><text:tab/>localizar todos os arquivos</text:p>
      <text:p text:style-name="P15">find ./teste -name “exemplo*”<text:tab/><text:tab/>localizar tanto arquivos quanto diretórios que comecem por algum trecho</text:p>
      <text:p text:style-name="P15">find ./teste -type f -name “exemplo*”<text:tab/><text:tab/>localizar somente arquivos que comecem por algum trecho </text:p>
      <text:p text:style-name="P17">find ./teste -type d -name “exemplo*”<text:tab/><text:tab/><text:tab/>localizar somente diretórios que comecem por algum trecho</text:p>
      <text:p text:style-name="P18">history <text:tab/>mostra o histórico de comandos</text:p>
      <text:p text:style-name="P18">history | tail(head e outros)<text:tab/>pegar os ultimos 10 comandos</text:p>
      <text:p text:style-name="P18">echo<text:tab/><text:tab/>um comando utilizado em scripts ou no terminal para exibir mensagens na tela ou em um arquivo</text:p>
      <text:p text:style-name="P18">echo “palavra” &gt; teste.txt<text:tab/><text:tab/>colocar textos dentro de arquivos</text:p>
      <text:p text:style-name="P1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iberation Sans1" svg:font-family="'Liberation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8:25:21.900129686</meta:creation-date>
    <dc:date>2022-01-20T22:23:36.962372306</dc:date>
    <meta:editing-duration>PT27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600" meta:character-count="3421" meta:non-whitespace-character-count="2812"/>
  </office:meta>
</office:document-meta>
</file>